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i mathvariant="italic">Rtotal</mi>
      <mrow>
        <mspace width="2em"/>
        <mo stretchy="false">−</mo>
        <mspace width="2em"/>
      </mrow>
      <mi>R</mi>
      <mn>1</mn>
    </mrow>
    <annotation encoding="StarMath 5.0">R2 ~=~ Rtotal ~-~ R1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0T10:41:27.184000000</dc:date>
    <meta:editing-duration>PT27M48S</meta:editing-duration>
    <meta:editing-cycles>11</meta:editing-cycles>
    <meta:generator>LibreOffice/6.3.3.2$Windows_X86_64 LibreOffice_project/a64200df03143b798afd1ec74a12ab50359878ed</meta:generator>
  </office:meta>
</office:document-meta>
</file>